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118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SALMIST'S PROMPTING (118:1-4, 24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SALMIST'S PROMPTING (118:1-4, 24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o the people (118:1-2, 4, 24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o the priests (118: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PSALM 118<text:s text:c="1"/></text:span><text:span text:style-name="a509" text:class-names=""/></text:p>
          </draw:text-box>
          <svg:title/>
          <svg:desc/>
        </draw:frame>
        <draw:frame draw:id="id95" presentation:style-name="a530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PSALMIST'S PROMPTING (118:1-4, 24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PSALMIST'S PAIN (118:5, 25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SALMIST'S PEACE (118:6-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PSALMIST'S POWER (118:10-1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PSALMIST'S PRAISE (118:14-17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4" draw:style-name="a531" draw:master-page-name="Master1-Layout12-tx-Title-and-Text" presentation:presentation-page-layout-name="Master1-PPL12" draw:id="Slide-259">
        <draw:frame draw:id="id96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PSALMIST'S PRAISE (118:14-17)<text:s text:c="1"/></text:span><text:span text:style-name="a533" text:class-names=""/></text:p>
          </draw:text-box>
          <svg:title/>
          <svg:desc/>
        </draw:frame>
        <draw:frame draw:id="id97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method (118:14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message (118:15-17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5" draw:style-name="a546" draw:master-page-name="Master1-Layout13-twoColTx-Title-and-2-Column-Text" presentation:presentation-page-layout-name="Master1-PPL13" draw:id="Slide-260">
        <draw:frame draw:id="id98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PSALM 118<text:s text:c="1"/></text:span><text:span text:style-name="a548" text:class-names=""/></text:p>
          </draw:text-box>
          <svg:title/>
          <svg:desc/>
        </draw:frame>
        <draw:frame draw:id="id99" presentation:style-name="a566" draw:name="Text Placeholder 2" svg:x="1.38021in" svg:y="2in" svg:width="4.61632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PSALMIST'S PROMPTING (118:1-4, 24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PSALMIST'S PAIN (118:5, 25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PSALMIST'S PEACE (118:6-9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PSALMIST'S POWER (118:10-13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  <draw:frame draw:id="id100" presentation:style-name="a582" draw:name="Text Placeholder 3" svg:x="6.16319in" svg:y="2in" svg:width="4.61632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THE PSALMIST'S PRAISE (118:14-17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THE PSALMIST'S PURGING (118:18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THE PSALMIST'S PLEDGE (118:19-21, 27-29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THE PSALMIST'S PROPHECY (118:22-23, 26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6" draw:style-name="a583" draw:master-page-name="Master1-Layout12-tx-Title-and-Text" presentation:presentation-page-layout-name="Master1-PPL12" draw:id="Slide-261">
        <draw:frame draw:id="id101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THE PSALMIST'S PROPHECY (118:22-23, 26):<text:s text:c="1"/></text:span><text:span text:style-name="a585" text:class-names=""/></text:p>
          </draw:text-box>
          <svg:title/>
          <svg:desc/>
        </draw:frame>
        <draw:frame draw:id="id102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His triumphal entry (118:26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His rejection by Israel (118:22-23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7" draw:style-name="a598" draw:master-page-name="Master1-Layout13-twoColTx-Title-and-2-Column-Text" presentation:presentation-page-layout-name="Master1-PPL13" draw:id="Slide-262">
        <draw:frame draw:id="id103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PSALM 118<text:s text:c="1"/></text:span><text:span text:style-name="a600" text:class-names=""/></text:p>
          </draw:text-box>
          <svg:title/>
          <svg:desc/>
        </draw:frame>
        <draw:frame draw:id="id104" presentation:style-name="a618" draw:name="Text Placeholder 2" svg:x="1.38021in" svg:y="2in" svg:width="4.61632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THE PSALMIST'S PROMPTING (118:1-4, 24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THE PSALMIST'S PAIN (118:5, 25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THE PSALMIST'S PEACE (118:6-9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PSALMIST'S POWER (118:10-13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  <draw:frame draw:id="id105" presentation:style-name="a634" draw:name="Text Placeholder 3" svg:x="6.16319in" svg:y="2in" svg:width="4.61632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THE PSALMIST'S PRAISE (118:14-17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THE PSALMIST'S PURGING (118:18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THE PSALMIST'S PLEDGE (118:19-21, 27-29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THE PSALMIST'S PROPHECY (118:22-23, 26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8 </dc:title>
    <meta:initial-creator>David STRICKLAND</meta:initial-creator>
    <dc:creator>David STRICKLAND</dc:creator>
    <meta:creation-date>2020-02-22T19:34:34Z</meta:creation-date>
    <dc:date>2020-02-22T19:34:34Z</dc:date>
    <meta:template xlink:href="BibleStudy" xlink:type="simple"/>
    <meta:editing-cycles>1</meta:editing-cycles>
    <meta:editing-duration>PT0S</meta:editing-duration>
    <meta:document-statistic meta:paragraph-count="35" meta:word-count="229"/>
  </office:meta>
</office:document-meta>
</file>